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matureGarbageCollectionTest.nod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ematureGarbageCollectionTest.populateNode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ematureGarbageCollectionTest.provoke_premature_garbage_coll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